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ainedExceptionListener.getDelega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inedExceptionListener.addDelegate( Exception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ainedExceptionListener.onException( JMSException 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